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P3" style:family="paragraph" style:parent-style-name="Title">
      <style:paragraph-properties fo:margin-top="0.423cm" fo:margin-bottom="0.212cm" loext:contextual-spacing="false" fo:text-align="center" style:justify-single-word="false" fo:keep-with-next="always"/>
    </style:style>
    <style:style style:name="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Text_20_body">
      <style:paragraph-properties fo:margin-top="0cm" fo:margin-bottom="0.247cm" loext:contextual-spacing="false" fo:line-height="120%" fo:text-align="center" style:justify-single-word="false"/>
    </style:style>
    <style:style style:name="P6" style:family="paragraph" style:parent-style-name="Text_20_body">
      <style:paragraph-properties fo:margin-top="0cm" fo:margin-bottom="0.247cm" loext:contextual-spacing="false" fo:line-height="120%"/>
      <style:text-properties fo:font-style="normal" officeooo:rsid="001c3c26" officeooo:paragraph-rsid="001c3c26" style:font-style-asian="normal" style:font-style-complex="normal"/>
    </style:style>
    <style:style style:name="P7" style:family="paragraph" style:parent-style-name="Text_20_body">
      <style:paragraph-properties fo:margin-top="0cm" fo:margin-bottom="0.247cm" loext:contextual-spacing="false" fo:line-height="120%"/>
      <style:text-properties fo:font-style="normal" officeooo:rsid="001d2558" officeooo:paragraph-rsid="001d2558" style:font-style-asian="normal" style:font-style-complex="normal"/>
    </style:style>
    <style:style style:name="P8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9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6b4c" officeooo:paragraph-rsid="001c6b4c" style:font-size-asian="14pt" style:font-style-asian="normal" style:font-style-complex="normal"/>
    </style:style>
    <style:style style:name="P10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2558" officeooo:paragraph-rsid="001d2558" style:font-size-asian="14pt" style:font-style-asian="normal" style:font-style-complex="normal"/>
    </style:style>
    <style:style style:name="P11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8fa1" officeooo:paragraph-rsid="001d8fa1" style:font-size-asian="14pt" style:font-style-asian="normal" style:font-style-complex="normal"/>
    </style:style>
    <style:style style:name="P12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style:font-size-asian="14pt"/>
    </style:style>
    <style:style style:name="P13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officeooo:paragraph-rsid="001d2558" style:font-size-asian="14pt"/>
    </style:style>
    <style:style style:name="P14" style:family="paragraph" style:parent-style-name="Text_20_body">
      <style:paragraph-properties fo:margin-top="0cm" fo:margin-bottom="0.247cm" loext:contextual-spacing="false" fo:line-height="120%"/>
      <style:text-properties style:font-name="Liberation Serif"/>
    </style:style>
    <style:style style:name="P15" style:family="paragraph" style:parent-style-name="Text_20_body">
      <style:paragraph-properties fo:margin-top="0cm" fo:margin-bottom="0.247cm" loext:contextual-spacing="false" fo:line-height="120%"/>
      <style:text-properties style:font-name="Liberation Serif" officeooo:paragraph-rsid="001d2558"/>
    </style:style>
    <style:style style:name="P16" style:family="paragraph" style:parent-style-name="Text_20_body">
      <style:paragraph-properties fo:margin-top="0cm" fo:margin-bottom="0.247cm" loext:contextual-spacing="false" fo:line-height="120%" fo:break-before="column"/>
      <style:text-properties style:font-name="Liberation Serif" fo:font-size="14pt" fo:font-style="normal" officeooo:rsid="001c6b4c" officeooo:paragraph-rsid="001c6b4c" style:font-size-asian="14pt" style:font-style-asian="normal" style:font-style-complex="normal"/>
    </style:style>
    <style:style style:name="P17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weight="bold" style:font-size-asian="14pt" style:font-weight-asian="bold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19" style:family="paragraph" style:parent-style-name="Standard">
      <style:paragraph-properties fo:text-align="center" style:justify-single-word="false" fo:orphans="0" fo:widows="0" fo:hyphenation-ladder-count="no-limit" fo:break-before="page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20" style:family="paragraph" style:parent-style-name="Text_20_body">
      <style:paragraph-properties fo:margin-top="1cm" fo:margin-bottom="4.001cm" loext:contextual-spacing="false" fo:line-height="150%" fo:text-align="center" style:justify-single-word="false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21" style:family="paragraph" style:parent-style-name="Text_20_body" style:list-style-name="WWNum2">
      <style:paragraph-properties fo:margin-left="1.27cm" fo:margin-right="0cm" fo:margin-top="0cm" fo:margin-bottom="0.247cm" loext:contextual-spacing="false" fo:line-height="120%" fo:text-align="start" style:justify-single-word="false" fo:text-indent="-0.635cm" style:auto-text-indent="false">
        <style:tab-stops/>
      </style:paragraph-properties>
      <style:text-properties style:font-name="Liberation Serif" fo:font-size="14pt" style:font-size-asian="14pt"/>
    </style:style>
    <style:style style:name="P22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23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d2558" officeooo:paragraph-rsid="001d2558" style:font-size-asian="14pt" style:font-style-asian="normal" style:font-style-complex="normal"/>
    </style:style>
    <style:style style:name="P24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d2558" officeooo:paragraph-rsid="001f3066" style:font-size-asian="14pt" style:font-style-asian="normal" style:font-style-complex="normal"/>
    </style:style>
    <style:style style:name="P25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8fa1" officeooo:paragraph-rsid="001d8fa1" style:font-size-asian="14pt" style:font-style-asian="normal" style:font-style-complex="normal"/>
    </style:style>
    <style:style style:name="P26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8fa1" officeooo:paragraph-rsid="001f3066" style:font-size-asian="14pt" style:font-style-asian="normal" style:font-style-complex="normal"/>
    </style:style>
    <style:style style:name="P27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fo:font-size="14pt" fo:font-style="normal" officeooo:rsid="001d8fa1" officeooo:paragraph-rsid="001f3066" style:font-size-asian="14pt" style:font-style-asian="normal" style:font-style-complex="normal"/>
    </style:style>
    <style:style style:name="P28" style:family="paragraph" style:parent-style-name="Text_20_body">
      <style:paragraph-properties fo:margin-top="0cm" fo:margin-bottom="0.247cm" loext:contextual-spacing="false" fo:line-height="120%">
        <style:tab-stops/>
      </style:paragraph-properties>
      <style:text-properties style:font-name="Liberation Serif" fo:font-size="14pt" fo:font-style="normal" officeooo:rsid="001d8fa1" officeooo:paragraph-rsid="001f3066" style:font-size-asian="14pt" style:font-style-asian="normal" style:font-style-complex="normal"/>
    </style:style>
    <style:style style:name="P29" style:family="paragraph" style:parent-style-name="Text_20_body" style:list-style-name="">
      <style:paragraph-properties fo:margin-top="0cm" fo:margin-bottom="0.247cm" loext:contextual-spacing="false" fo:line-height="120%" fo:text-align="start" style:justify-single-word="false" fo:orphans="0" fo:widows="0" fo:hyphenation-ladder-count="no-limit">
        <style:tab-stops/>
      </style:paragraph-properties>
      <style:text-properties style:font-name="Liberation Serif" fo:font-size="14pt" fo:font-style="normal" officeooo:rsid="001d8fa1" officeooo:paragraph-rsid="001f3066" style:font-size-asian="14pt" style:font-style-asian="normal" style:font-style-complex="normal" fo:hyphenate="false" fo:hyphenation-remain-char-count="2" fo:hyphenation-push-char-count="2"/>
    </style:style>
    <style:style style:name="P30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d2558" officeooo:paragraph-rsid="001f3066" style:font-size-asian="14pt" style:font-style-asian="normal" style:font-style-complex="normal"/>
    </style:style>
    <style:style style:name="P31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fo:font-size="14pt" fo:font-style="normal" officeooo:rsid="001d2558" officeooo:paragraph-rsid="001f3066" style:font-size-asian="14pt" style:font-style-asian="normal" style:font-style-complex="normal"/>
    </style:style>
    <style:style style:name="P32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fo:font-size="14pt" fo:font-style="normal" officeooo:rsid="001f3066" officeooo:paragraph-rsid="001f3066" style:font-size-asian="14pt" style:font-style-asian="normal" style:font-style-complex="normal"/>
    </style:style>
    <style:style style:name="P33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fo:font-size="14pt" fo:font-style="normal" officeooo:rsid="001f6ab6" officeooo:paragraph-rsid="001f6ab6" style:font-size-asian="14pt" style:font-style-asian="normal" style:font-style-complex="normal"/>
    </style:style>
    <style:style style:name="P34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fo:font-size="14pt" fo:font-style="normal" officeooo:rsid="00209ea7" officeooo:paragraph-rsid="00209ea7" style:font-size-asian="14pt" style:font-style-asian="normal" style:font-style-complex="normal"/>
    </style:style>
    <style:style style:name="P35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21b784" officeooo:paragraph-rsid="0021b784" style:font-size-asian="14pt" style:font-style-asian="normal" style:font-style-complex="normal"/>
    </style:style>
    <style:style style:name="P36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226b8b" officeooo:paragraph-rsid="00226b8b" style:font-size-asian="14pt" style:font-style-asian="normal" style:font-style-complex="normal"/>
    </style:style>
    <style:style style:name="P37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226b8b" officeooo:paragraph-rsid="0023e5f7" style:font-size-asian="14pt" style:font-style-asian="normal" style:font-style-complex="normal"/>
    </style:style>
    <style:style style:name="P38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23e5f7" officeooo:paragraph-rsid="0023e5f7" style:font-size-asian="14pt" style:font-style-asian="normal" style:font-style-complex="normal"/>
    </style:style>
    <style:style style:name="P39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officeooo:paragraph-rsid="001f3066" style:font-size-asian="14pt"/>
    </style:style>
    <style:style style:name="P40" style:family="paragraph" style:parent-style-name="Text_20_body">
      <style:paragraph-properties fo:margin-top="0cm" fo:margin-bottom="0.247cm" loext:contextual-spacing="false" fo:line-height="120%"/>
      <style:text-properties style:font-name="Liberation Serif" officeooo:paragraph-rsid="001f3066"/>
    </style:style>
    <style:style style:name="P41" style:family="paragraph" style:parent-style-name="Text_20_body" style:list-style-name="WWNum1">
      <style:paragraph-properties fo:margin-top="0cm" fo:margin-bottom="0.247cm" loext:contextual-spacing="false" fo:line-height="120%"/>
      <style:text-properties style:font-name="Liberation Serif" officeooo:paragraph-rsid="001f3066"/>
    </style:style>
    <style:style style:name="P42" style:family="paragraph" style:parent-style-name="Text_20_body">
      <style:paragraph-properties fo:margin-top="0cm" fo:margin-bottom="0.247cm" loext:contextual-spacing="false" fo:line-height="120%"/>
      <style:text-properties fo:font-style="normal" officeooo:rsid="001d2558" officeooo:paragraph-rsid="001f3066" style:font-style-asian="normal" style:font-style-complex="normal"/>
    </style:style>
    <style:style style:name="P43" style:family="paragraph" style:parent-style-name="Text_20_body" style:list-style-name="WWNum1">
      <style:paragraph-properties fo:margin-top="0cm" fo:margin-bottom="0.247cm" loext:contextual-spacing="false" fo:line-height="120%"/>
      <style:text-properties fo:font-style="normal" officeooo:rsid="001d2558" officeooo:paragraph-rsid="001f3066" style:font-style-asian="normal" style:font-style-complex="normal"/>
    </style:style>
    <style:style style:name="P44" style:family="paragraph" style:parent-style-name="Text_20_body" style:list-style-name="WWNum1">
      <style:paragraph-properties fo:margin-top="0cm" fo:margin-bottom="0.247cm" loext:contextual-spacing="false" fo:line-height="120%"/>
      <style:text-properties fo:font-style="normal" officeooo:rsid="001f6ab6" officeooo:paragraph-rsid="001f6ab6" style:font-style-asian="normal" style:font-style-complex="normal"/>
    </style:style>
    <style:style style:name="P45" style:family="paragraph" style:parent-style-name="Text_20_body" style:list-style-name="WWNum1">
      <style:paragraph-properties fo:margin-top="0cm" fo:margin-bottom="0.247cm" loext:contextual-spacing="false" fo:line-height="120%"/>
      <style:text-properties fo:font-style="normal" officeooo:rsid="0021b784" officeooo:paragraph-rsid="0021b784" style:font-style-asian="normal" style:font-style-complex="normal"/>
    </style:style>
    <style:style style:name="P46" style:family="paragraph" style:parent-style-name="Text_20_body">
      <style:paragraph-properties fo:margin-top="0cm" fo:margin-bottom="0.247cm" loext:contextual-spacing="false" fo:line-height="120%"/>
      <style:text-properties fo:font-style="normal" officeooo:rsid="0021b784" officeooo:paragraph-rsid="0021b784" style:font-style-asian="normal" style:font-style-complex="normal"/>
    </style:style>
    <style:style style:name="P47" style:family="paragraph" style:parent-style-name="Text_20_body">
      <style:paragraph-properties fo:margin-top="0cm" fo:margin-bottom="0.247cm" loext:contextual-spacing="false" fo:line-height="120%"/>
      <style:text-properties fo:font-style="normal" officeooo:rsid="00226b8b" officeooo:paragraph-rsid="00226b8b" style:font-style-asian="normal" style:font-style-complex="normal"/>
    </style:style>
    <style:style style:name="P48" style:family="paragraph" style:parent-style-name="Text_20_body">
      <style:paragraph-properties fo:margin-top="0cm" fo:margin-bottom="0.247cm" loext:contextual-spacing="false" fo:line-height="120%" fo:break-before="column"/>
      <style:text-properties style:font-name="Liberation Serif" fo:font-size="14pt" fo:font-style="normal" officeooo:rsid="001d8fa1" officeooo:paragraph-rsid="001d8fa1" style:font-size-asian="14pt" style:font-style-asian="normal" style:font-style-complex="normal"/>
    </style:style>
    <style:style style:name="P49" style:family="paragraph" style:parent-style-name="Text_20_body" style:list-style-name="">
      <style:paragraph-properties fo:margin-top="0cm" fo:margin-bottom="0.247cm" loext:contextual-spacing="false" fo:line-height="120%" fo:text-align="start" style:justify-single-word="false" fo:orphans="0" fo:widows="0" fo:hyphenation-ladder-count="no-limit" fo:keep-with-next="always">
        <style:tab-stops/>
      </style:paragraph-properties>
      <style:text-properties style:font-name="Liberation Serif" fo:font-size="14pt" fo:font-style="normal" officeooo:rsid="001d8fa1" officeooo:paragraph-rsid="001f3066" style:font-size-asian="14pt" style:font-style-asian="normal" style:font-style-complex="normal" fo:hyphenate="false" fo:hyphenation-remain-char-count="2" fo:hyphenation-push-char-count="2"/>
    </style:style>
    <style:style style:name="P50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P51" style:family="paragraph" style:parent-style-name="Heading_20_1" style:list-style-name="WWNum1">
      <style:paragraph-properties fo:margin-left="0.762cm" fo:margin-right="0cm" fo:margin-top="0.423cm" fo:margin-bottom="0.212cm" loext:contextual-spacing="false" fo:text-align="center" style:justify-single-word="false" fo:text-indent="-0.762cm" style:auto-text-indent="false" fo:keep-with-next="always">
        <style:tab-stops/>
      </style:paragraph-properties>
    </style:style>
    <style:style style:name="P52" style:family="paragraph" style:parent-style-name="Heading_20_2" style:list-style-name="WWNum1">
      <style:paragraph-properties fo:margin-left="1.016cm" fo:margin-right="0cm" fo:margin-top="0.353cm" fo:margin-bottom="0.212cm" loext:contextual-spacing="false" fo:text-indent="-1.016cm" style:auto-text-indent="false" fo:keep-with-next="always">
        <style:tab-stops/>
      </style:paragraph-properties>
      <style:text-properties style:font-name="Liberation Serif" fo:font-size="11pt" fo:font-weight="normal" style:font-size-asian="11pt" style:font-weight-asian="normal"/>
    </style:style>
    <style:style style:name="P53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keep-with-next="always">
        <style:tab-stops>
          <style:tab-stop style:position="17cm" style:type="right"/>
        </style:tab-stops>
      </style:paragraph-properties>
    </style:style>
    <style:style style:name="P54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page" fo:keep-with-next="always">
        <style:tab-stops>
          <style:tab-stop style:position="17cm" style:type="right"/>
        </style:tab-stops>
      </style:paragraph-properties>
      <style:text-properties officeooo:paragraph-rsid="001d2558"/>
    </style:style>
    <style:style style:name="P55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56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57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58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59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60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61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62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break-before="column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63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</style:style>
    <style:style style:name="P64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  <style:text-properties officeooo:paragraph-rsid="001d2558"/>
    </style:style>
    <style:style style:name="P65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  <style:text-properties officeooo:paragraph-rsid="001f3066"/>
    </style:style>
    <style:style style:name="P66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  <style:text-properties officeooo:paragraph-rsid="00226b8b"/>
    </style:style>
    <style:style style:name="P67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>
        <style:tab-stops/>
      </style:paragraph-properties>
      <style:text-properties officeooo:rsid="00226b8b" officeooo:paragraph-rsid="00226b8b"/>
    </style:style>
    <style:style style:name="P68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</style:style>
    <style:style style:name="P69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  <style:text-properties officeooo:paragraph-rsid="001d2558"/>
    </style:style>
    <style:style style:name="P70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  <style:text-properties officeooo:paragraph-rsid="001f3066"/>
    </style:style>
    <style:style style:name="P71" style:family="paragraph" style:parent-style-name="Heading_20_2" style:list-style-name="WWNum1" style:master-page-name="Converted1">
      <style:paragraph-properties fo:margin-top="0cm" fo:margin-bottom="0.499cm" loext:contextual-spacing="false" style:page-number="auto" fo:break-before="page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72" style:family="paragraph" style:parent-style-name="Heading_20_2" style:list-style-name="WWNum1" style:master-page-name="Converted1">
      <style:paragraph-properties fo:margin-top="0cm" fo:margin-bottom="0.499cm" loext:contextual-spacing="false" style:page-number="auto" fo:break-before="page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73" style:family="paragraph" style:parent-style-name="Heading_20_2" style:list-style-name="WWNum1" style:master-page-name="Converted1">
      <style:paragraph-properties fo:margin-top="0cm" fo:margin-bottom="0.499cm" loext:contextual-spacing="false" style:page-number="auto" fo:break-before="page" fo:keep-with-next="always">
        <style:tab-stops>
          <style:tab-stop style:position="17cm" style:type="right"/>
        </style:tab-stops>
      </style:paragraph-properties>
      <style:text-properties officeooo:paragraph-rsid="001f3066"/>
    </style:style>
    <style:style style:name="P74" style:family="paragraph" style:parent-style-name="Heading_20_2" style:list-style-name="WWNum1">
      <style:paragraph-properties fo:margin-top="0cm" fo:margin-bottom="0.199cm" loext:contextual-spacing="false" fo:keep-with-next="always">
        <style:tab-stops/>
      </style:paragraph-properties>
      <style:text-properties officeooo:paragraph-rsid="001f3066"/>
    </style:style>
    <style:style style:name="P75" style:family="paragraph" style:parent-style-name="Heading_20_2" style:list-style-name="WWNum1">
      <style:paragraph-properties fo:margin-top="0.199cm" fo:margin-bottom="0.101cm" loext:contextual-spacing="false" fo:keep-with-next="always">
        <style:tab-stops/>
      </style:paragraph-properties>
      <style:text-properties officeooo:paragraph-rsid="001f3066"/>
    </style:style>
    <style:style style:name="P76" style:family="paragraph" style:parent-style-name="Title" style:master-page-name="Standard">
      <style:paragraph-properties fo:margin-top="3cm" fo:margin-bottom="0.199cm" loext:contextual-spacing="false" fo:text-align="center" style:justify-single-word="false" style:page-number="auto" fo:keep-with-next="always"/>
    </style:style>
    <style:style style:name="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bold" style:font-size-asian="14pt" style:font-weight-asian="bold"/>
    </style:style>
    <style:style style:name="T5" style:family="text">
      <style:text-properties style:font-name="Liberation Serif" fo:font-size="14pt" fo:font-weight="bold" officeooo:rsid="001c3c26" style:font-size-asian="14pt" style:font-weight-asian="bold"/>
    </style:style>
    <style:style style:name="T6" style:family="text">
      <style:text-properties style:font-name="Liberation Serif" fo:font-size="14pt" style:font-size-asian="14pt"/>
    </style:style>
    <style:style style:name="T7" style:family="text">
      <style:text-properties style:font-name="Liberation Serif" fo:font-size="14pt" officeooo:rsid="001c3c26" style:font-size-asian="14pt"/>
    </style:style>
    <style:style style:name="T8" style:family="text">
      <style:text-properties style:font-name="Liberation Serif" fo:font-size="14pt" officeooo:rsid="001d8fa1" style:font-size-asian="14pt"/>
    </style:style>
    <style:style style:name="T9" style:family="text">
      <style:text-properties style:font-name="Liberation Serif" fo:font-size="14pt" officeooo:rsid="001f6ab6" style:font-size-asian="14pt"/>
    </style:style>
    <style:style style:name="T10" style:family="text">
      <style:text-properties style:font-name="Liberation Serif" fo:font-size="14pt" fo:font-style="normal" style:font-size-asian="14pt" style:font-style-asian="normal" style:font-style-complex="normal"/>
    </style:style>
    <style:style style:name="T11" style:family="text">
      <style:text-properties style:font-name="Liberation Serif" fo:font-size="14pt" fo:font-style="normal" officeooo:rsid="001d2558" style:font-size-asian="14pt" style:font-style-asian="normal" style:font-style-complex="normal"/>
    </style:style>
    <style:style style:name="T12" style:family="text">
      <style:text-properties officeooo:rsid="001c3c26"/>
    </style:style>
    <style:style style:name="T13" style:family="text">
      <style:text-properties officeooo:rsid="001f3066"/>
    </style:style>
    <style:style style:name="T14" style:family="text">
      <style:text-properties officeooo:rsid="001f6ab6"/>
    </style:style>
    <style:style style:name="T15" style:family="text">
      <style:text-properties officeooo:rsid="0021b784"/>
    </style:style>
    <style:style style:name="T16" style:family="text">
      <style:text-properties officeooo:rsid="00226b8b"/>
    </style:style>
    <style:style style:name="T17" style:family="text">
      <style:text-properties officeooo:rsid="0023e5f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6">Projekt-Tagebuch</text:p>
        <text:p text:style-name="P3">zu unserem Greenfoot-Spiel</text:p>
        <text:p text:style-name="P20">PACMAN</text:p>
        <text:p text:style-name="P5"><text:span text:style-name="T4">Team </text:span><text:span text:style-name="T5">B</text:span></text:p>
        <text:p text:style-name="P17">Team-Mitglieder:</text:p>
        <text:p text:style-name="P18">Ben Konrad Meyer</text:p>
        <text:p text:style-name="P18">Max <text:span text:style-name="T13">Kämereit</text:span></text:p>
        <text:p text:style-name="P18">Pascal <text:span text:style-name="T13">Peters</text:span></text:p>
        <text:p text:style-name="P19"/>
        <text:list xml:id="list390151989" text:style-name="WWNum1">
          <text:list-item>
            <text:h text:style-name="P51" text:outline-level="1">Rahmenvereinbarungen zur Projektarbeit:</text:h>
          </text:list-item>
        </text:list>
        <text:list xml:id="list3439512439" text:style-name="WWNum2">
          <text:list-item>
            <text:p text:style-name="P21">Als Projektergebnis ist ein selbstständig erstelltes, interaktives Spiel auf Grundlage der Lernumgebung Greenfoot verabredet, das auch in Form eines Applets in eine Webseite integriert werden kann.</text:p>
          </text:list-item>
          <text:list-item>
            <text:p text:style-name="P21">Das Spiel muss in Kleingruppen erstellt werden. Die Team-Mitglieder sind mit der späteren Veröffentlichung ihres Projektergebnisses auf der LLG-Website einverstanden.</text:p>
          </text:list-item>
          <text:list-item>
            <text:p text:style-name="P21">Das Spiel muss Objekte aus mindestens drei verschiedenen Klassen enthalten.</text:p>
          </text:list-item>
          <text:list-item>
            <text:p text:style-name="P21">Die Benutzer-Steuerung per Tastatur und / oder Maus muss möglich sein.</text:p>
          </text:list-item>
          <text:list-item>
            <text:p text:style-name="P21">Es muss eine Kommunikation (Kollisionserkennung) zwischen den Figuren stattfinden (entweder mithilfe von Variablen oder durch das Senden von Nachrichten).</text:p>
          </text:list-item>
          <text:list-item>
            <text:p text:style-name="P21">Bestandteil des Spieles muss ein Punktestandzähler oder ein Zeitzähler oder auch eine Statusanzeige (z. B. zu Attributwerten) sein.</text:p>
          </text:list-item>
          <text:list-item>
            <text:p text:style-name="P21">Das Projekttagebuch muss den Arbeitsprozess ausführlich beschreiben. Zu jedem Projekttag ist der Name des verantwortlichen Autors notiert. Im Folgenden ist eine Musterseite vorbereitet.</text:p>
          </text:list-item>
          <text:list-item>
            <text:p text:style-name="P21">Für die ausführliche Projekt-Beschreibung ist ein Pflichtenheft zu erstellen. Weitere Informationen dazu und Musterbeispiele findet man z. B. auf den unten gesammelten Links.</text:p>
          </text:list-item>
          <text:list-item>
            <text:p text:style-name="P21">Zum verabredeten Abgabetermin muss das fertige Spiel präsentiert werden. Alle Projektergebnisse (Pflichtenheft, Projekttagebuch sowie die Dateien mit dem Quellcode) sind an diesem Tag in digitaler Form abzugeben.</text:p>
          </text:list-item>
        </text:list>
        <text:list xml:id="list105017202589374" text:continue-list="list390151989" text:style-name="WWNum1">
          <text:list-item>
            <text:list>
              <text:list-item>
                <text:h text:style-name="P52" text:outline-level="2"/>
              </text:list-item>
            </text:list>
          </text:list-item>
        </text:list>
      </text:section>
      <text:list xml:id="list105016329224876" text:continue-numbering="true" text:style-name="WWNum1">
        <text:list-item>
          <text:list>
            <text:list-item>
              <text:h text:style-name="P53" text:outline-level="2">Datum: <text:span text:style-name="T12">29.3.2017</text:span><text:tab/>AutorIn:<text:span text:style-name="T12">Ben Konrad Meyer</text:span></text:h>
            </text:list-item>
            <text:list-item>
              <text:h text:style-name="P63" text:outline-level="2">Vorgaben (Sind alle zuletzt erteilten Aufträge abgeschlossen?)</text:h>
            </text:list-item>
          </text:list>
        </text:list-item>
      </text:list>
      <text:p text:style-name="P8">Es wurden keine Aufträge vergeben.</text:p>
      <text:list xml:id="list105016977240245" text:continue-numbering="true" text:style-name="WWNum1">
        <text:list-item>
          <text:list>
            <text:list-item>
              <text:h text:style-name="P68" text:outline-level="2">Arbeitsziel (Was nehmen wir uns für heute vor?)</text:h>
            </text:list-item>
          </text:list>
        </text:list-item>
      </text:list>
      <text:p text:style-name="P8">Die Grundstruktur und -art unseres Spiels festlegen. Wenn Zeit verbleiben sollte, bereits mit der Umsetzung beginnen </text:p>
      <text:list xml:id="list105017538613010" text:continue-numbering="true" text:style-name="WWNum1">
        <text:list-item>
          <text:list>
            <text:list-item>
              <text:h text:style-name="P68" text:outline-level="2">Aufgetretene Probleme / Fragen</text:h>
            </text:list-item>
          </text:list>
        </text:list-item>
      </text:list>
      <text:p text:style-name="P12">Während der heutigen Arbeitsphase sind folgende Probleme / Fragen aufgetreten:</text:p>
      <text:list xml:id="list2017044629" text:style-name="WWNum3">
        <text:list-item>
          <text:p text:style-name="P22">Wo sollen wir Attribute wie die Leben eintragen? Im Pacman oder der Welt?</text:p>
          <text:p text:style-name="P22">Lösung: Im Pacman. Von der Programmierung macht es wenig Unterschied <text:tab/>und im Pacman ist es intuitiver.</text:p>
        </text:list-item>
      </text:list>
      <text:list xml:id="list105016409873186" text:continue-list="list105017538613010" text:style-name="WWNum1">
        <text:list-item>
          <text:list>
            <text:list-item>
              <text:h text:style-name="P68" text:outline-level="2">Arbeitsergebnis (Was ist Stand heute geschafft?)</text:h>
            </text:list-item>
          </text:list>
        </text:list-item>
      </text:list>
      <text:p text:style-name="P12">Während der heutigen Arbeitsphase haben wir folgende Projektziele umgesetzt:</text:p>
      <text:p text:style-name="P6"><text:span text:style-name="T7">W</text:span><text:span text:style-name="T6">ir haben Klassendiagramme erstellt und ein dementsprechendes Szenario auf GitHub hochgeladen, wo wir auch im weiteren Verlauf des Projektes unseren Code verwalten werden.</text:span></text:p>
      <text:list xml:id="list105017292622420" text:continue-numbering="true" text:style-name="WWNum1">
        <text:list-item>
          <text:list>
            <text:list-item>
              <text:h text:style-name="P68" text:outline-level="2">Verbleibende Arbeitsschritte (Was ist noch zu tun?)</text:h>
            </text:list-item>
          </text:list>
        </text:list-item>
      </text:list>
      <text:p text:style-name="P12">Nach der heutigen Arbeitsphase sind noch folgende Projektziele zu erledigen:</text:p>
      <text:p text:style-name="P8">Die gesamte Programmierung sowie sämtliche Grafiken.</text:p>
      <text:list xml:id="list105017434007169" text:continue-numbering="true" text:style-name="WWNum1">
        <text:list-item>
          <text:list>
            <text:list-item>
              <text:h text:style-name="P68" text:outline-level="2">Aufträge bis zum nächsten Projekttag (Wer erledigt was?)</text:h>
            </text:list-item>
          </text:list>
        </text:list-item>
      </text:list>
      <text:p text:style-name="P14">Um am kommenden Projekttag gemeinsam und erfolgreich weiterzuarbeiten, ist es sinnvoll, zu diesen Aufträgen bereits Ergebnisse nutzen zu können:</text:p>
      <text:p text:style-name="P9">Ben: Alle Methoden leer in die Klassen schreiben, um Syntaxfehler beim Programmieren zu vermeiden.</text:p>
      <text:p text:style-name="P16"/>
      <text:list xml:id="list105017600378486" text:continue-numbering="true" text:style-name="WWNum1">
        <text:list-item>
          <text:list>
            <text:list-item>
              <text:h text:style-name="P54" text:outline-level="2">Datum: <text:span text:style-name="T12">24.4.2017</text:span><text:tab/>AutorIn:<text:span text:style-name="T12">Ben Konrad Meyer</text:span></text:h>
            </text:list-item>
            <text:list-item>
              <text:h text:style-name="P64" text:outline-level="2">Vorgaben (Sind alle zuletzt erteilten Aufträge abgeschlossen?)</text:h>
            </text:list-item>
          </text:list>
        </text:list-item>
      </text:list>
      <text:p text:style-name="P10">Ja.</text:p>
      <text:list xml:id="list105016190485060" text:continue-numbering="true" text:style-name="WWNum1">
        <text:list-item>
          <text:list>
            <text:list-item>
              <text:h text:style-name="P69" text:outline-level="2">Arbeitsziel (Was nehmen wir uns für heute vor?)</text:h>
            </text:list-item>
          </text:list>
        </text:list-item>
      </text:list>
      <text:p text:style-name="P10">Dem Pacman die Möglichkeit zum Bewegen und drehen geben.</text:p>
      <text:list xml:id="list105016619230919" text:continue-numbering="true" text:style-name="WWNum1">
        <text:list-item>
          <text:list>
            <text:list-item>
              <text:h text:style-name="P69" text:outline-level="2">Aufgetretene Probleme / Fragen</text:h>
            </text:list-item>
          </text:list>
        </text:list-item>
      </text:list>
      <text:p text:style-name="P13">Während der heutigen Arbeitsphase sind folgende Probleme / Fragen aufgetreten:</text:p>
      <text:list xml:id="list105015982559244" text:continue-list="list2017044629" text:style-name="WWNum3">
        <text:list-item>
          <text:p text:style-name="P23">Probleme mit NullPointerExceptions.</text:p>
          <text:p text:style-name="P23">Lösung: Nachdem eine Objektreferenz erzeugt wurde, wird nur weitergemacht, <text:s/>wenn die Referenz != null ist. </text:p>
        </text:list-item>
      </text:list>
      <text:list xml:id="list105016922633435" text:continue-list="list105016619230919" text:style-name="WWNum1">
        <text:list-item>
          <text:list>
            <text:list-item>
              <text:h text:style-name="P69" text:outline-level="2">Arbeitsergebnis (Was ist Stand heute geschafft?)</text:h>
            </text:list-item>
          </text:list>
        </text:list-item>
      </text:list>
      <text:p text:style-name="P7"><text:span text:style-name="T6">Das Arbeitsziel sowie Methoden zum Essen </text:span><text:span text:style-name="T8">von Punkten und zum Essen und gegessen werden von Geistern.</text:span></text:p>
      <text:list xml:id="list105016314029816" text:continue-numbering="true" text:style-name="WWNum1">
        <text:list-item>
          <text:list>
            <text:list-item>
              <text:h text:style-name="P69" text:outline-level="2">Verbleibende Arbeitsschritte (Was ist noch zu tun?)</text:h>
            </text:list-item>
          </text:list>
        </text:list-item>
      </text:list>
      <text:p text:style-name="P11">Die Programmierung des Menüs, des Punkts, der Wand und der Geister.</text:p>
      <text:list xml:id="list105017578844182" text:continue-numbering="true" text:style-name="WWNum1">
        <text:list-item>
          <text:list>
            <text:list-item>
              <text:h text:style-name="P69" text:outline-level="2">Aufträge bis zum nächsten Projekttag (Wer erledigt was?)</text:h>
            </text:list-item>
          </text:list>
        </text:list-item>
      </text:list>
      <text:p text:style-name="P15">Um am kommenden Projekttag gemeinsam und erfolgreich weiterzuarbeiten, ist es sinnvoll, zu diesen Aufträgen bereits Ergebnisse nutzen zu können:</text:p>
      <text:p text:style-name="P11">Keine.</text:p>
      <text:p text:style-name="P48"/>
      <text:list xml:id="list105016958432794" text:continue-numbering="true" text:style-name="WWNum1">
        <text:list-item>
          <text:list>
            <text:list-item>
              <text:h text:style-name="P71" text:outline-level="2">Datum: <text:span text:style-name="T12">26.4.2017</text:span><text:tab/>AutorIn:<text:span text:style-name="T12">Ben Konrad Meyer</text:span></text:h>
            </text:list-item>
            <text:list-item>
              <text:h text:style-name="P74" text:outline-level="2">Vorgaben (Sind alle zuletzt erteilten Aufträge abgeschlossen?)</text:h>
            </text:list-item>
          </text:list>
        </text:list-item>
        <text:list-item>
          <text:p text:style-name="P31">Ja.</text:p>
          <text:list>
            <text:list-item>
              <text:h text:style-name="P75" text:outline-level="2">Arbeitsziel (Was nehmen wir uns für heute vor?)</text:h>
            </text:list-item>
          </text:list>
        </text:list-item>
        <text:list-item>
          <text:p text:style-name="P32">Den Geistern eine KI geben</text:p>
          <text:list>
            <text:list-item>
              <text:h text:style-name="P75" text:outline-level="2">Aufgetretene Probleme / Fragen</text:h>
            </text:list-item>
          </text:list>
        </text:list-item>
        <text:list-item>
          <text:p text:style-name="P32">Wann soll der Geist wohin drehen?</text:p>
          <text:list>
            <text:list-item>
              <text:p text:style-name="P32">Lösung: die Position des Geistes wird mit dem Pacman verglichen und so Prioritäten gesetzt</text:p>
            </text:list-item>
            <text:list-item>
              <text:h text:style-name="P75" text:outline-level="2">Arbeitsergebnis (Was ist Stand heute geschafft?)</text:h>
            </text:list-item>
          </text:list>
        </text:list-item>
        <text:list-item>
          <text:p text:style-name="P43"><text:span text:style-name="T6">Das Arbeitsziel sowie </text:span><text:span text:style-name="T9">Bilder für den Pacman und die Geister</text:span></text:p>
          <text:list>
            <text:list-item>
              <text:h text:style-name="P75" text:outline-level="2">Verbleibende Arbeitsschritte (Was ist noch zu tun?)</text:h>
            </text:list-item>
          </text:list>
        </text:list-item>
        <text:list-item>
          <text:p text:style-name="P27">Die Programmierung des Menüs, des Punkts, der Wand.</text:p>
          <text:list>
            <text:list-item>
              <text:h text:style-name="P75" text:outline-level="2">Aufträge bis zum nächsten Projekttag (Wer erledigt was?)</text:h>
            </text:list-item>
          </text:list>
        </text:list-item>
        <text:list-item>
          <text:p text:style-name="P41">Um am kommenden Projekttag gemeinsam und erfolgreich weiterzuarbeiten, ist es sinnvoll, zu diesen Aufträgen bereits Ergebnisse nutzen zu können:</text:p>
        </text:list-item>
        <text:list-item>
          <text:p text:style-name="P27">Keine.</text:p>
        </text:list-item>
      </text:list>
      <text:p text:style-name="P49"/>
      <text:list xml:id="list105016809714476" text:continue-numbering="true" text:style-name="WWNum1">
        <text:list-item>
          <text:list>
            <text:list-item>
              <text:h text:style-name="P71" text:outline-level="2">Datum: <text:span text:style-name="T13">4.5.2017</text:span><text:tab/>AutorIn:<text:span text:style-name="T12">Ben Konrad Meyer</text:span></text:h>
            </text:list-item>
            <text:list-item>
              <text:h text:style-name="P74" text:outline-level="2">Vorgaben (Sind alle zuletzt erteilten Aufträge abgeschlossen?)</text:h>
            </text:list-item>
          </text:list>
        </text:list-item>
        <text:list-item>
          <text:p text:style-name="P31">Ja.</text:p>
          <text:list>
            <text:list-item>
              <text:h text:style-name="P75" text:outline-level="2">Arbeitsziel (Was nehmen wir uns für heute vor?)</text:h>
            </text:list-item>
          </text:list>
        </text:list-item>
        <text:list-item>
          <text:p text:style-name="P33">Zufällige Kartengeneration</text:p>
          <text:list>
            <text:list-item>
              <text:h text:style-name="P75" text:outline-level="2">Aufgetretene Probleme / Fragen</text:h>
            </text:list-item>
          </text:list>
        </text:list-item>
        <text:list-item>
          <text:p text:style-name="P33">Wie stellt man sicher, dass der Pacman überall hinkommt?</text:p>
          <text:list>
            <text:list-item>
              <text:p text:style-name="P33">Lösung: Man lässt Objekte den Weg entlanglaufen beim erzeugen.</text:p>
            </text:list-item>
          </text:list>
        </text:list-item>
        <text:list-item>
          <text:p text:style-name="P33">Wie erzeugt man einen zufälligen Weg?</text:p>
          <text:list>
            <text:list-item>
              <text:p text:style-name="P33">Lösung: Gute Frage…. Vordefinierte Karten</text:p>
            </text:list-item>
            <text:list-item>
              <text:h text:style-name="P75" text:outline-level="2">Arbeitsergebnis (Was ist Stand heute geschafft?)</text:h>
            </text:list-item>
          </text:list>
        </text:list-item>
        <text:list-item>
          <text:p text:style-name="P44"><text:span text:style-name="T8">N</text:span><text:span text:style-name="T6">ichts wirklich außer der oben genannte Entschluss.</text:span></text:p>
          <text:list>
            <text:list-item>
              <text:h text:style-name="P75" text:outline-level="2">Verbleibende Arbeitsschritte (Was ist noch zu tun?)</text:h>
            </text:list-item>
          </text:list>
        </text:list-item>
        <text:list-item>
          <text:p text:style-name="P27">Die Programmierung des Menüs <text:span text:style-name="T17">und der Levelerstellung.</text:span></text:p>
          <text:list>
            <text:list-item>
              <text:h text:style-name="P75" text:outline-level="2">Aufträge bis zum nächsten Projekttag (Wer erledigt was?)</text:h>
            </text:list-item>
          </text:list>
        </text:list-item>
        <text:list-item>
          <text:p text:style-name="P41">Um am kommenden Projekttag gemeinsam und erfolgreich weiterzuarbeiten, ist es sinnvoll, zu diesen Aufträgen bereits Ergebnisse nutzen zu können:</text:p>
        </text:list-item>
        <text:list-item>
          <text:p text:style-name="P27">Keine.</text:p>
        </text:list-item>
      </text:list>
      <text:p text:style-name="P29"/>
      <text:list xml:id="list105016237406693" text:continue-numbering="true" text:style-name="WWNum1">
        <text:list-item>
          <text:list>
            <text:list-item>
              <text:h text:style-name="P71" text:outline-level="2">Datum: <text:span text:style-name="T13">8.5.2017</text:span><text:tab/>AutorIn:<text:span text:style-name="T12">Ben Konrad Meyer</text:span></text:h>
            </text:list-item>
            <text:list-item>
              <text:h text:style-name="P74" text:outline-level="2">Vorgaben (Sind alle zuletzt erteilten Aufträge abgeschlossen?)</text:h>
            </text:list-item>
          </text:list>
        </text:list-item>
        <text:list-item>
          <text:p text:style-name="P31">Ja.</text:p>
          <text:list>
            <text:list-item>
              <text:h text:style-name="P75" text:outline-level="2">Arbeitsziel (Was nehmen wir uns für heute vor?)</text:h>
            </text:list-item>
          </text:list>
        </text:list-item>
        <text:list-item>
          <text:p text:style-name="P34">Ein Menü für unser Spiel erstellen.</text:p>
          <text:list>
            <text:list-item>
              <text:h text:style-name="P75" text:outline-level="2">Aufgetretene Probleme / Fragen</text:h>
            </text:list-item>
          </text:list>
        </text:list-item>
        <text:list-item>
          <text:p text:style-name="P34">Keine.</text:p>
          <text:list>
            <text:list-item>
              <text:h text:style-name="P75" text:outline-level="2">Arbeitsergebnis (Was ist Stand heute geschafft?)</text:h>
            </text:list-item>
          </text:list>
        </text:list-item>
        <text:list-item>
          <text:p text:style-name="P45"><text:span text:style-name="T8">D</text:span><text:span text:style-name="T6">as Menü enthält eine non-funktionale Steuerungsänderung, einen Startbildschirm, eine leere Hilfe und einen Startknopf</text:span></text:p>
          <text:list>
            <text:list-item>
              <text:h text:style-name="P75" text:outline-level="2">Verbleibende Arbeitsschritte (Was ist noch zu tun?)</text:h>
            </text:list-item>
          </text:list>
        </text:list-item>
        <text:list-item>
          <text:p text:style-name="P27">Die Programmierung des Menüs.</text:p>
          <text:list>
            <text:list-item>
              <text:h text:style-name="P75" text:outline-level="2">Aufträge bis zum nächsten Projekttag (Wer erledigt was?)</text:h>
            </text:list-item>
          </text:list>
        </text:list-item>
        <text:list-item>
          <text:p text:style-name="P41">Um am kommenden Projekttag gemeinsam und erfolgreich weiterzuarbeiten, ist es sinnvoll, zu diesen Aufträgen bereits Ergebnisse nutzen zu können:</text:p>
        </text:list-item>
        <text:list-item>
          <text:p text:style-name="P27">Keine.</text:p>
          <text:list>
            <text:list-item>
              <text:h text:style-name="P55" text:outline-level="2">Datum: <text:span text:style-name="T13">10.5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7160181011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5">Am Menü weiter arbeiten.</text:p>
      <text:list xml:id="list105016558529377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5">Wie zum Teufel habe ich die Knöpfe zerstört?</text:p>
      <text:list xml:id="list105015873605450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6"><text:span text:style-name="T8">N</text:span><text:span text:style-name="T6">egativfortschritt. Das Menü ist schlechter als <text:s/>vorher.</text:span></text:p>
      <text:list xml:id="list105016663702074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26">Die Programmierung des Menüs.</text:p>
      <text:list xml:id="list105016329809954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list xml:id="list105017706840143" text:continue-numbering="true" text:style-name="WWNum1">
        <text:list-item>
          <text:list>
            <text:list-item>
              <text:h text:style-name="P55" text:outline-level="2">Datum: <text:span text:style-name="T13">18.5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7386433375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5">Die Knöpfe reparieren.</text:p>
      <text:list xml:id="list105016371016061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5">Keine.</text:p>
      <text:list xml:id="list105016936605884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6"><text:span text:style-name="T8">D</text:span><text:span text:style-name="T6">ie Knöpfe wurden repariert und weitere Knöpfe wurden funktional gemacht.</text:span></text:p>
      <text:list xml:id="list105017091757556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38">Das Menü.</text:p>
      <text:list xml:id="list105016354749020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list xml:id="list105016442154896" text:continue-numbering="true" text:style-name="WWNum1">
        <text:list-item>
          <text:list>
            <text:list-item>
              <text:h text:style-name="P55" text:outline-level="2">Datum: <text:span text:style-name="T13">22.5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7727826469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5">Das M<text:span text:style-name="T16">enü vervollständigen.</text:span></text:p>
      <text:list xml:id="list105016305927030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0"/>
      <text:list xml:id="list105015858535028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7"><text:span text:style-name="T8">D</text:span><text:span text:style-name="T6">as Menü sieht so aus wie es soll, die Steuerung kann aber noch nicht verändert werden.</text:span></text:p>
      <text:list xml:id="list105017442946518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38">Leveldesign.</text:p>
      <text:list xml:id="list105017212113324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list xml:id="list105016530540374" text:continue-numbering="true" text:style-name="WWNum1">
        <text:list-item>
          <text:list>
            <text:list-item>
              <text:h text:style-name="P55" text:outline-level="2">Datum: <text:span text:style-name="T12">24.5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7624898985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6">Das Spiel zum laufen zu bringen.</text:p>
      <text:list xml:id="list105016775167307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6">Der Pacman kann durch Wände laufen und die Kreuzungen erkennen die Wege nicht richtig</text:p>
      <text:list xml:id="list105015936360822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7"><text:span text:style-name="T8">D</text:span><text:span text:style-name="T6">ie Probleme wurden behoben.</text:span></text:p>
      <text:list xml:id="list105017311050594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38">Leveldesign.</text:p>
      <text:list xml:id="list105016212529202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list xml:id="list105016684482345" text:continue-numbering="true" text:style-name="WWNum1">
        <text:list-item>
          <text:list>
            <text:list-item>
              <text:h text:style-name="P55" text:outline-level="2">Datum: <text:span text:style-name="T13">1.6.2017</text:span><text:tab/>AutorIn:<text:span text:style-name="T12">Ben Konrad Meyer</text:span></text:h>
            </text:list-item>
            <text:list-item>
              <text:h text:style-name="P66" text:outline-level="2">Vorgaben (Sind alle zuletzt erteilten Aufträge abgeschlossen?)</text:h>
            </text:list-item>
            <text:list-item>
              <text:h text:style-name="P67" text:outline-level="2"><text:span text:style-name="T11">J</text:span><text:span text:style-name="T10">a.</text:span></text:h>
            </text:list-item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6">Level entwerfen.</text:p>
      <text:list xml:id="list105016490826665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0"/>
      <text:list xml:id="list105015970443052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7"><text:span text:style-name="T8">E</text:span><text:span text:style-name="T6">ine Levelmaske wurde erstellt und der erste Level wurde begonnen.</text:span></text:p>
      <text:list xml:id="list105016748760101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37">Kommentierung und debugging.</text:p>
      <text:list xml:id="list105015945331958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36">Keine.</text:p>
      <text:list xml:id="list105016059689548" text:continue-numbering="true" text:style-name="WWNum1">
        <text:list-item>
          <text:list>
            <text:list-item>
              <text:h text:style-name="P55" text:outline-level="2">Datum: <text:span text:style-name="T13">19.6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6746936970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6">Das Pflichtenheft schreiben.</text:p>
      <text:list xml:id="list105016964230495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6">Keine.</text:p>
      <text:list xml:id="list105016863263263" text:continue-numbering="true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7"><text:span text:style-name="T8">D</text:span><text:span text:style-name="T6">as Pflichtenheft wurde geschrieben.</text:span></text:p>
      <text:list xml:id="list105017450018340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36">Kommentierung und debugging.</text:p>
      <text:list xml:id="list105017241229136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list xml:id="list105015805700568" text:continue-numbering="true" text:style-name="WWNum1">
        <text:list-item>
          <text:list>
            <text:list-item>
              <text:h text:style-name="P55" text:outline-level="2">Datum: <text:span text:style-name="T12">21.6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6315897676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0">Dem Pacman die Möglichkeit zum Bewegen und drehen geben.</text:p>
      <text:list xml:id="list105016913973800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9">Während der heutigen Arbeitsphase sind folgende Probleme / Fragen aufgetreten:</text:p>
      <text:list xml:id="list105015816023415" text:continue-list="list105015982559244" text:style-name="WWNum3">
        <text:list-item>
          <text:p text:style-name="P24">Probleme mit NullPointerExceptions.</text:p>
          <text:p text:style-name="P24">Lösung: Nachdem eine Objektreferenz erzeugt wurde, wird nur weitergemacht, <text:s/>wenn die Referenz != null ist. </text:p>
        </text:list-item>
      </text:list>
      <text:list xml:id="list105016503543729" text:continue-list="list105016913973800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2"><text:span text:style-name="T6">Das Arbeitsziel sowie Methoden zum Essen </text:span><text:span text:style-name="T8">von Punkten und zum Essen und gegessen werden von Geistern.</text:span></text:p>
      <text:list xml:id="list105017296758157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26">Die Programmierung des Menüs, des Punkts, der Wand und der Geister.</text:p>
      <text:list xml:id="list105016523890685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p text:style-name="P26"/>
      <text:list xml:id="list105016554714464" text:continue-numbering="true" text:style-name="WWNum1">
        <text:list-item>
          <text:list>
            <text:list-item>
              <text:h text:style-name="P55" text:outline-level="2">Datum: <text:span text:style-name="T12">29.6.2017</text:span><text:tab/>AutorIn:<text:span text:style-name="T12">Ben Konrad Meyer</text:span></text:h>
            </text:list-item>
            <text:list-item>
              <text:h text:style-name="P65" text:outline-level="2">Vorgaben (Sind alle zuletzt erteilten Aufträge abgeschlossen?)</text:h>
            </text:list-item>
          </text:list>
        </text:list-item>
      </text:list>
      <text:p text:style-name="P30">Ja.</text:p>
      <text:list xml:id="list105016141512189" text:continue-numbering="true" text:style-name="WWNum1">
        <text:list-item>
          <text:list>
            <text:list-item>
              <text:h text:style-name="P70" text:outline-level="2">Arbeitsziel (Was nehmen wir uns für heute vor?)</text:h>
            </text:list-item>
          </text:list>
        </text:list-item>
      </text:list>
      <text:p text:style-name="P30">Dem Pacman die Möglichkeit zum Bewegen und drehen geben.</text:p>
      <text:list xml:id="list105016105242577" text:continue-numbering="true" text:style-name="WWNum1">
        <text:list-item>
          <text:list>
            <text:list-item>
              <text:h text:style-name="P70" text:outline-level="2">Aufgetretene Probleme / Fragen</text:h>
            </text:list-item>
          </text:list>
        </text:list-item>
      </text:list>
      <text:p text:style-name="P39">Während der heutigen Arbeitsphase sind folgende Probleme / Fragen aufgetreten:</text:p>
      <text:list xml:id="list105015890328899" text:continue-list="list105015816023415" text:style-name="WWNum3">
        <text:list-item>
          <text:p text:style-name="P24">Probleme mit NullPointerExceptions.</text:p>
          <text:p text:style-name="P24">Lösung: Nachdem eine Objektreferenz erzeugt wurde, wird nur weitergemacht, <text:s/>wenn die Referenz != null ist. </text:p>
        </text:list-item>
      </text:list>
      <text:list xml:id="list105016705188404" text:continue-list="list105016105242577" text:style-name="WWNum1">
        <text:list-item>
          <text:list>
            <text:list-item>
              <text:h text:style-name="P70" text:outline-level="2">Arbeitsergebnis (Was ist Stand heute geschafft?)</text:h>
            </text:list-item>
          </text:list>
        </text:list-item>
      </text:list>
      <text:p text:style-name="P42"><text:span text:style-name="T6">Das Arbeitsziel sowie Methoden zum Essen </text:span><text:span text:style-name="T8">von Punkten und zum Essen und gegessen werden von Geistern.</text:span></text:p>
      <text:list xml:id="list105017601854793" text:continue-numbering="true" text:style-name="WWNum1">
        <text:list-item>
          <text:list>
            <text:list-item>
              <text:h text:style-name="P70" text:outline-level="2">Verbleibende Arbeitsschritte (Was ist noch zu tun?)</text:h>
            </text:list-item>
          </text:list>
        </text:list-item>
      </text:list>
      <text:p text:style-name="P26">Die Programmierung des Menüs, des Punkts, der Wand und der Geister.</text:p>
      <text:list xml:id="list105016282640928" text:continue-numbering="true" text:style-name="WWNum1">
        <text:list-item>
          <text:list>
            <text:list-item>
              <text:h text:style-name="P70" text:outline-level="2">Aufträge bis zum nächsten Projekttag (Wer erledigt was?)</text:h>
            </text:list-item>
          </text:list>
        </text:list-item>
      </text:list>
      <text:p text:style-name="P40">Um am kommenden Projekttag gemeinsam und erfolgreich weiterzuarbeiten, ist es sinnvoll, zu diesen Aufträgen bereits Ergebnisse nutzen zu können:</text:p>
      <text:p text:style-name="P26">Keine.</text:p>
      <text:p text:style-name="P26"/>
      <text:p text:style-name="P26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roman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FreeSans" style:font-family-asian="FreeSans" style:font-family-generic-asian="system" style:font-pitch-asian="variable" style:font-size-asian="18pt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Header" style:family="paragraph" style:parent-style-name="Standard" style:default-outline-level="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4pt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MP3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M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MT3" style:family="text">
      <style:text-properties officeooo:rsid="001f3066"/>
    </style:style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3cm" fo:margin-left="0cm" fo:margin-right="0cm" fo:margin-bottom="1.642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36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8cm" fo:margin-left="0cm" fo:margin-right="0cm" fo:margin-bottom="1.139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ndrat-Lucas-Gymnasium<text:tab/>Fach Informatik</text:span><text:line-break/><text:span text:style-name="MT1">Stufe EF</text:span><text:span text:style-name="MT2"> </text:span><text:span text:style-name="MT1">/ Kurs IF-GK1</text:span><text:span text:style-name="MT2"> </text:span><text:span text:style-name="MT1"><text:tab/>Schuljahr 2016/17</text:span></text:p>
      </style:header>
      <style:footer>
        <text:p text:style-name="MP2"><text:file-name text:display="name-and-extension">Projekttagebuch.odt</text:file-name></text:p>
      </style:footer>
    </style:master-page>
    <style:master-page style:name="Converted1" style:page-layout-name="Mpm2">
      <style:header>
        <text:h text:style-name="MP3" text:outline-level="1">Projekt-Tagebuch des Teams <text:span text:style-name="MT3">B</text:span></text:h>
      </style:header>
      <style:footer>
        <text:p text:style-name="MP4"><text:span text:style-name="MT4"><text:file-name text:display="name-and-extension">Projekttagebuch.odt</text:file-name></text:span><text:span text:style-name="MT4"><text:tab/>Seite </text:span><text:span text:style-name="MT4"><text:page-number text:select-page="current">15</text:page-number></text:span><text:span text:style-name="MT4"> von </text:span><text:span text:style-name="MT4"><text:page-count>1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F-IF / Projekt-Tagebuch / Team GKx Name1 Name2 Name3 Name4</dc:title>
    <meta:initial-creator>Linux User</meta:initial-creator>
    <meta:creation-date>2015-03-15T15:14:00</meta:creation-date>
    <dc:date>2017-06-21T10:50:15.514000000</dc:date>
    <meta:editing-duration>PT18M22S</meta:editing-duration>
    <meta:editing-cycles>4</meta:editing-cycles>
    <meta:generator>LibreOffice/5.3.0.3$Windows_x86 LibreOffice_project/7074905676c47b82bbcfbea1aeefc84afe1c50e1</meta:generator>
    <meta:document-statistic meta:table-count="0" meta:image-count="0" meta:object-count="0" meta:page-count="15" meta:paragraph-count="216" meta:word-count="1621" meta:character-count="11756" meta:non-whitespace-character-count="10354"/>
  </office:meta>
</office:document-meta>
</file>